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3.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8cm" svg:height="9.005cm" svg:x="0.195cm" svg:y="2.47cm">
            <draw:object draw:notify-on-update-of-ranges="Sheet1.B2:Sheet1.B5 Sheet1.C1:Sheet1.C1 Sheet1.C2:Sheet1.C5 Sheet1.D1:Sheet1.D1 Sheet1.D2:Sheet1.D5 Sheet1.E1:Sheet1.E1 Sheet1.E2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map count</text:p>
          </table:table-cell>
          <table:table-cell office:value-type="string" calcext:value-type="string">
            <text:p>mapv</text:p>
          </table:table-cell>
          <table:table-cell office:value-type="string" calcext:value-type="string">
            <text:p>vmap</text:p>
          </table:table-cell>
          <table:table-cell office:value-type="string" calcext:value-type="string">
            <text:p>fjvma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0.798298+0.64989+0.670608)/3" office:value-type="float" office:value="0.706265333333333" calcext:value-type="float">
            <text:p>0.71</text:p>
          </table:table-cell>
          <table:table-cell table:formula="of:=(0.368477+0.240072+ 0.319721)/3" office:value-type="float" office:value="0.309423333333333" calcext:value-type="float">
            <text:p>0.31</text:p>
          </table:table-cell>
          <table:table-cell table:formula="of:=(0.709453+0.645386+0.487524)/3" office:value-type="float" office:value="0.614121" calcext:value-type="float">
            <text:p>0.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(5.376559+5.039778+5.346337)/3" office:value-type="float" office:value="5.25422466666667" calcext:value-type="float">
            <text:p>5.25</text:p>
          </table:table-cell>
          <table:table-cell table:formula="of:=(2.024889+1.749065+2.359984)/3" office:value-type="float" office:value="2.044646" calcext:value-type="float">
            <text:p>2.04</text:p>
          </table:table-cell>
          <table:table-cell table:formula="of:=(1.735267+2.328161+2.386967)/3" office:value-type="float" office:value="2.15013166666667" calcext:value-type="float">
            <text:p>2.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(26.005798+26.947557+25.144393)/3" office:value-type="float" office:value="26.0325826666667" calcext:value-type="float">
            <text:p>26.03</text:p>
          </table:table-cell>
          <table:table-cell table:formula="of:=(14.455198+16.222112+14.041629)/3" office:value-type="float" office:value="14.906313" calcext:value-type="float">
            <text:p>14.91</text:p>
          </table:table-cell>
          <table:table-cell table:formula="of:=(6.497966+ 6.714898+9.79161)/3" office:value-type="float" office:value="7.668158" calcext:value-type="float">
            <text:p>7.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table:formula="of:=(226.983693+225.846498+225.668251)/3" office:value-type="float" office:value="226.166147333333" calcext:value-type="float">
            <text:p>226.17</text:p>
          </table:table-cell>
          <table:table-cell table:formula="of:=(98.799321+ 95.598231+104.786851)/3" office:value-type="float" office:value="99.7281343333333" calcext:value-type="float">
            <text:p>99.73</text:p>
          </table:table-cell>
          <table:table-cell table:formula="of:=(43.266613+40.148213+50.442828)/3" office:value-type="float" office:value="44.619218" calcext:value-type="float">
            <text:p>44.6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2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20:09:24.811718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38:14.675941709</meta:creation-date>
    <dc:date>2014-11-16T20:23:00.958805753</dc:date>
    <meta:editing-duration>PT14M17S</meta:editing-duration>
    <meta:editing-cycles>2</meta:editing-cycles>
    <meta:generator>LibreOffice/4.3.3.1$Linux_X86_64 LibreOffice_project/430$Build-1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legend chart:legend-position="end" svg:x="13.712cm" svg:y="3.706cm" style:legend-expansion="high" chart:style-name="ch2"/>
        <chart:plot-area chart:style-name="ch3" table:cell-range-address="Sheet1.B2:Sheet1.E5 Sheet1.C1:Sheet1.E1" chart:data-source-has-labels="both" svg:x="1.331cm" svg:y="0.18cm" svg:width="12.061cm" svg:height="7.665cm">
          <chartooo:coordinate-region svg:x="2.614cm" svg:y="0.379cm" svg:width="10.035cm" svg:height="6.819cm"/>
          <chart:axis chart:dimension="x" chart:name="primary-x" chart:style-name="ch4" chartooo:axis-type="auto">
            <chartooo:date-scale/>
            <chart:title svg:x="6.536cm" svg:y="8.025cm" chart:style-name="ch5">
              <text:p>map count</text:p>
            </chart:title>
            <chart:categories table:cell-range-address="Sheet1.B2:Sheet1.B5"/>
          </chart:axis>
          <chart:axis chart:dimension="y" chart:name="primary-y" chart:style-name="ch6">
            <chart:title svg:x="0.451cm" svg:y="4.466cm" chart:style-name="ch7">
              <text:p>millis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series chart:style-name="ch11" chart:values-cell-range-address="Sheet1.E2:Sheet1.E5" chart:label-cell-address="Sheet1.E1:Sheet1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v</text:p>
                <draw:g>
                  <svg:desc>Sheet1.C1:Sheet1.C1</svg:desc>
                </draw:g>
              </table:table-cell>
              <table:table-cell office:value-type="string">
                <text:p>vmap</text:p>
                <draw:g>
                  <svg:desc>Sheet1.D1:Sheet1.D1</svg:desc>
                </draw:g>
              </table:table-cell>
              <table:table-cell office:value-type="string">
                <text:p>fjvm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B2:Sheet1.B5</svg:desc>
                </draw:g>
              </table:table-cell>
              <table:table-cell office:value-type="float" office:value="0.706265333333333">
                <text:p>0.706265333333333</text:p>
                <draw:g>
                  <svg:desc>Sheet1.C2:Sheet1.C5</svg:desc>
                </draw:g>
              </table:table-cell>
              <table:table-cell office:value-type="float" office:value="0.309423333333333">
                <text:p>0.309423333333333</text:p>
                <draw:g>
                  <svg:desc>Sheet1.D2:Sheet1.D5</svg:desc>
                </draw:g>
              </table:table-cell>
              <table:table-cell office:value-type="float" office:value="0.614121">
                <text:p>0.614121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.25422466666667">
                <text:p>5.25422466666667</text:p>
              </table:table-cell>
              <table:table-cell office:value-type="float" office:value="2.044646">
                <text:p>2.044646</text:p>
              </table:table-cell>
              <table:table-cell office:value-type="float" office:value="2.15013166666667">
                <text:p>2.150131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6.0325826666667">
                <text:p>26.0325826666667</text:p>
              </table:table-cell>
              <table:table-cell office:value-type="float" office:value="14.906313">
                <text:p>14.906313</text:p>
              </table:table-cell>
              <table:table-cell office:value-type="float" office:value="7.668158">
                <text:p>7.66815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26.166147333333">
                <text:p>226.166147333333</text:p>
              </table:table-cell>
              <table:table-cell office:value-type="float" office:value="99.7281343333333">
                <text:p>99.7281343333333</text:p>
              </table:table-cell>
              <table:table-cell office:value-type="float" office:value="44.619218">
                <text:p>44.619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1$Linux_X86_64 LibreOffice_project/4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